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af6" officeooo:paragraph-rsid="00173af6"/>
    </style:style>
    <style:style style:name="P2" style:family="paragraph" style:parent-style-name="Standard">
      <style:text-properties fo:font-size="16pt" fo:font-weight="bold" officeooo:rsid="00173af6" officeooo:paragraph-rsid="00173af6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73af6" officeooo:paragraph-rsid="00173af6" style:font-weight-asian="bold" style:font-weight-complex="bold"/>
    </style:style>
    <style:style style:name="P4" style:family="paragraph" style:parent-style-name="Standard">
      <style:text-properties fo:font-weight="normal" officeooo:rsid="00192eec" officeooo:paragraph-rsid="00192eec" style:font-weight-asian="normal" style:font-weight-complex="normal"/>
    </style:style>
    <style:style style:name="P5" style:family="paragraph" style:parent-style-name="Standard">
      <style:text-properties officeooo:rsid="00173af6" officeooo:paragraph-rsid="001a920e"/>
    </style:style>
    <style:style style:name="P6" style:family="paragraph" style:parent-style-name="Standard">
      <style:text-properties officeooo:rsid="001a920e" officeooo:paragraph-rsid="001a920e"/>
    </style:style>
    <style:style style:name="P7" style:family="paragraph">
      <loext:graphic-properties draw:fill="none"/>
    </style:style>
    <style:style style:name="T1" style:family="text">
      <style:text-properties officeooo:rsid="00192eec"/>
    </style:style>
    <style:style style:name="T2" style:family="text">
      <style:text-properties officeooo:rsid="001a920e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a920e" style:font-name-asian="Liberation Serif1" style:font-name-complex="Liberation Serif1"/>
    </style:style>
    <style:style style:name="T5" style:family="text">
      <style:text-properties style:font-name="Liberation Serif" officeooo:rsid="001a920e" style:font-name-asian="WenQuanYi Micro Hei" style:font-name-complex="Lohit Devanagari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5.764cm" fo:min-width="9.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7" svg:width="9.261cm" svg:height="5.765cm" svg:x="-0.536cm" svg:y="-0.169cm"><text:p/><draw:enhanced-geometry svg:viewBox="0 0 21600 21600" draw:type="rectangle" draw:enhanced-path="M 0 0 L 21600 0 21600 21600 0 21600 0 0 Z N"/></draw:custom-shape><text:bookmark-start text:name="__DdeLink__43_1019633666"/>runfftlistener_mod.c</text:p>
      <text:p text:style-name="P2"><text:bookmark-start text:name="__DdeLink__64_1019633666"/>run_fft_listener()<text:bookmark-end text:name="__DdeLink__64_1019633666"/></text:p>
      <text:p text:style-name="P5">with </text:p>
      <text:p text:style-name="P5"><text:span text:style-name="T4">●</text:span><text:span text:style-name="T5"> </text:span><text:span text:style-name="T2">display_frequency_on_led(frequency) and</text:span></text:p>
      <text:p text:style-name="P6"><text:span text:style-name="T3">● </text:span>int freq_thresh[14] = <text:s text:c="2"/></text:p>
      <text:p text:style-name="P6">{644, 773, 902, 1030, 1031, 1160, 1289, 1417, </text:p>
      <text:p text:style-name="P6">1546, 1804, 1933, 2062, <text:s/>2320, 2707}</text:p>
      <text:p text:style-name="P1"/>
      <text:p text:style-name="P3">Scale: <text:span text:style-name="T1">A880</text:span></text:p>
      <text:p text:style-name="P4">FGA(880)B_CDEFGABC_DE<text:bookmark-end text:name="__DdeLink__43_101963366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10:39.280233717</meta:creation-date>
    <dc:date>2019-06-26T13:21:16.287324806</dc:date>
    <meta:editing-duration>PT1H19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7" meta:character-count="224" meta:non-whitespace-character-count="200"/>
  </office:meta>
</office:document-meta>
</file>